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6a8f" officeooo:paragraph-rsid="00176a8f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76a8f" officeooo:paragraph-rsid="00176a8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fo:font-weight="normal" officeooo:rsid="00176a8f" officeooo:paragraph-rsid="00176a8f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italic" fo:font-weight="normal" officeooo:rsid="00176a8f" officeooo:paragraph-rsid="00176a8f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3pt" fo:font-style="italic" fo:font-weight="bold" officeooo:rsid="00176a8f" officeooo:paragraph-rsid="00176a8f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style="italic" fo:font-weight="bold" officeooo:rsid="00176a8f" officeooo:paragraph-rsid="00176a8f" style:font-size-asian="15pt" style:font-style-asian="italic" style:font-weight-asian="bold" style:font-size-complex="15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fo:font-style="italic" fo:font-weight="bold" officeooo:rsid="00176a8f" officeooo:paragraph-rsid="00176a8f" style:font-size-asian="15pt" style:font-style-asian="italic" style:font-weight-asian="bold" style:font-size-complex="15pt" style:font-style-complex="italic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>UNIVERSIDADE DO VALE DO RIO DOS SIN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ECNOLOGIA EM ANÁLISE E DESENVOLVIMENTO DE SISTEMAS</text:p>
      <text:p text:style-name="P1"/>
      <text:p text:style-name="P1"/>
      <text:p text:style-name="P1"/>
      <text:p text:style-name="P1"/>
      <text:p text:style-name="P1"/>
      <text:p text:style-name="P1"/>
      <text:p text:style-name="P2">TRABALHO REFERENTE AO DESAFIO PROPOSTO NA DICIPLINA DE ENGENHARIA DE SOFTWARE REQUISITOS</text:p>
      <text:p text:style-name="P2"/>
      <text:p text:style-name="P2"/>
      <text:p text:style-name="P2"/>
      <text:p text:style-name="P2"/>
      <text:p text:style-name="P2"/>
      <text:p text:style-name="P2">DOUGLAS SOUZA DE OLIVEIR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ANTO ÂNTONIO DA PATRULHA</text:p>
      <text:p text:style-name="P2"/>
      <text:p text:style-name="P2">06/04/2024</text:p>
      <text:p text:style-name="P2"/>
      <text:p text:style-name="P2"/>
      <text:p text:style-name="P2"><text:soft-page-break/><text:span text:style-name="T2">4Health Connect Telemedicina</text:span></text:p>
      <text:p text:style-name="P2"/>
      <text:p text:style-name="P3"/>
      <text:p text:style-name="P5"><text:span text:style-name="T1">Introdução e Regras de Negócio</text:span></text:p>
      <text:p text:style-name="P4"/>
      <text:p text:style-name="P4">A solução proposta é chamada "4Health Connect", <text:s/>uma plataforma de Telemedicina que utiliza IA(Inteligencia Artificial), RA|(Realidade Aumentada) e RV(Realidade Virtual) para oferecer uma experiência imersiva e personalizada em teleconsultas. As regras de negócio incluem:</text:p>
      <text:p text:style-name="P4"/>
      <text:p text:style-name="P4">- Privacidade e segurança dos dados do paciente conforme regulamentações de saúde.</text:p>
      <text:p text:style-name="P4">- Acessibilidade em diferentes dispositivos (smartphones, tablets, PCs).</text:p>
      <text:p text:style-name="P4">- Integração com sistemas de saúde existentes para acessar prontuários eletrônicos.</text:p>
      <text:p text:style-name="P4">- Permite a realização de consultas interativas usando RA/RV para simulações e diagnósticos.</text:p>
      <text:p text:style-name="P4">- Uso de IA para pré-análise de sintomas e suporte na definição de diagnósticos e tratamentos.</text:p>
      <text:p text:style-name="P4"/>
      <text:p text:style-name="P4"><text:s/>Os principais perfis de usuários são médicos, que buscam uma ferramenta eficiente para realizar diagnósticos e acompanhar pacientes à distância, e pacientes, que procuram acesso conveniente e interativo ao atendimento médico.</text:p>
      <text:p text:style-name="P4"/>
      <text:p text:style-name="P7">Histórias de Usuário</text:p>
      <text:p text:style-name="P6"/>
      <text:p text:style-name="P4">Como médico, quero realizar consultas em RA/RV para oferecer diagnósticos mais precisos, simulando condições e tratamentos em um ambiente virtual.</text:p>
      <text:p text:style-name="P4"/>
      <text:p text:style-name="P4">Como paciente, quero agendar e gerenciar minhas consultas online para facilitar o acesso a cuidados médicos sem sair de casa.</text:p>
      <text:p text:style-name="P4"/>
      <text:p text:style-name="P4">Como médico, quero acessar o histórico médico do paciente de forma integrada durante a teleconsulta para tomar decisões informadas.</text:p>
      <text:p text:style-name="P4">Como paciente, quero receber recomendações personalizadas de saúde baseadas em IA após cada consulta, para melhorar meu bem-estar.</text:p>
      <text:p text:style-name="P4"/>
      <text:p text:style-name="P4">Como médico, desejo utilizar ferramentas de IA para ajudar no diagnóstico e no planejamento do tratamento, otimizando o tempo de consulta.</text:p>
      <text:p text:style-name="P4"/>
      <text:p text:style-name="P7">Requisitos Funcionais</text:p>
      <text:p text:style-name="P4"/>
      <text:p text:style-name="P4">RF1: Agendamento e gerenciamento de consultas online.</text:p>
      <text:p text:style-name="P4">RF2: Ambiente de teleconsulta imersivo utilizando RA/RV.</text:p>
      <text:p text:style-name="P4">RF3: Acesso integrado ao prontuário eletrônico do paciente durante a consulta.</text:p>
      <text:p text:style-name="P4">RF4: Ferramentas de IA para análise prévia de sintomas e assistência no diagnóstico.</text:p>
      <text:p text:style-name="P4"/>
      <text:p text:style-name="P7">Requisitos Não Funcionais</text:p>
      <text:p text:style-name="P7"/>
      <text:p text:style-name="P4">Requisitos Não Funcionais</text:p>
      <text:p text:style-name="P4">RNF1: Conformidade com padrões de segurança de dados e privacidade do paciente.</text:p>
      <text:p text:style-name="P4">RNF2: Interface intuitiva e acessível em múltiplas plataformas (responsividade).</text:p>
      <text:p text:style-name="P4"/>
      <text:p text:style-name="P4"/>
      <text:p text:style-name="P4"/>
      <text:p text:style-name="P7"><text:soft-page-break/>Diagrama de Casos de Uso e Especificação Textual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4T15:41:26.176000000</meta:creation-date>
    <dc:date>2024-04-04T16:05:59.397000000</dc:date>
    <meta:editing-duration>PT24M33S</meta:editing-duration>
    <meta:editing-cycles>1</meta:editing-cycles>
    <meta:document-statistic meta:table-count="0" meta:image-count="0" meta:object-count="0" meta:page-count="3" meta:paragraph-count="31" meta:word-count="344" meta:character-count="2454" meta:non-whitespace-character-count="2139"/>
    <meta:generator>LibreOffice/7.4.2.3$Windows_X86_64 LibreOffice_project/382eef1f22670f7f4118c8c2dd222ec7ad009daf</meta:generator>
  </office:meta>
</office:document-meta>
</file>